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00000057B0D4095E3.jpg" manifest:media-type="image/jpeg"/>
  <manifest:file-entry manifest:full-path="Pictures/10000000000003E00000057B0DAF38AC.jpg" manifest:media-type="image/jpeg"/>
  <manifest:file-entry manifest:full-path="Pictures/10000000000003E00000057B72AD07DF.jpg" manifest:media-type="image/jpeg"/>
  <manifest:file-entry manifest:full-path="Pictures/10000000000003E00000057BAAD251BA.jpg" manifest:media-type="image/jpeg"/>
  <manifest:file-entry manifest:full-path="Pictures/10000000000003E0000004CC9C53B16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25c4e4"/>
    </style:style>
    <style:style style:name="T1" style:family="text">
      <style:text-properties style:font-name="Arial1" fo:font-size="21pt" fo:language="fr" fo:country="FR" fo:font-weight="normal" officeooo:rsid="000b1644" style:font-size-asian="21pt" style:font-weight-asian="normal" style:font-name-complex="Times New Roman" style:font-size-complex="21pt" style:font-weight-complex="normal"/>
    </style:style>
    <style:style style:name="T2" style:family="text">
      <style:text-properties style:font-name="Arial1" fo:font-size="21pt" fo:language="fr" fo:country="FR" fo:font-weight="normal" officeooo:rsid="000a2e87" style:font-size-asian="21pt" style:font-weight-asian="normal" style:font-name-complex="Times New Roman" style:font-size-complex="21pt" style:font-weight-complex="normal"/>
    </style:style>
    <style:style style:name="T3" style:family="text">
      <style:text-properties style:font-name="Arial1" fo:font-size="21pt" fo:language="fr" fo:country="FR" fo:font-weight="normal" officeooo:rsid="000b0b2a" style:font-size-asian="21pt" style:font-weight-asian="normal" style:font-name-complex="Times New Roman" style:font-size-complex="21pt" style:font-weight-complex="normal"/>
    </style:style>
    <style:style style:name="T4" style:family="text">
      <style:text-properties style:font-name="Arial1" fo:font-size="21pt" fo:language="ru" fo:country="RU" fo:font-weight="normal" officeooo:rsid="000b1644" style:font-size-asian="21pt" style:font-weight-asian="normal" style:font-name-complex="Times New Roman" style:font-size-complex="21pt" style:font-weight-complex="normal"/>
    </style:style>
    <style:style style:name="T5" style:family="text">
      <style:text-properties style:font-name="Arial1" fo:font-size="21pt" fo:language="ru" fo:country="RU" fo:font-weight="normal" officeooo:rsid="002a4d81" style:font-size-asian="21pt" style:font-weight-asian="normal" style:font-name-complex="Times New Roman" style:font-size-complex="2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.579cm, 0cm)" draw:luminance="0%" draw:contrast="0%" draw:red="0%" draw:green="0%" draw:blue="0%" draw:gamma="100%" draw:color-inversion="false" draw:image-opacity="100%" draw:color-mode="standard" loext:rel-height-rel="pag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.614cm, 0cm)" draw:luminance="0%" draw:contrast="0%" draw:red="0%" draw:green="0%" draw:blue="0%" draw:gamma="100%" draw:color-inversion="false" draw:image-opacity="100%" draw:color-mode="standard" loext:rel-height-rel="pag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.593cm, 0cm)" draw:luminance="0%" draw:contrast="0%" draw:red="0%" draw:green="0%" draw:blue="0%" draw:gamma="100%" draw:color-inversion="false" draw:image-opacity="100%" draw:color-mode="standard" loext:rel-height-rel="pag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1.138cm, 0cm)" draw:luminance="0%" draw:contrast="0%" draw:red="0%" draw:green="0%" draw:blue="0%" draw:gamma="100%" draw:color-inversion="false" draw:image-opacity="100%" draw:color-mode="standard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as-char" svg:width="20.96cm" svg:height="29.7cm" style:rel-height="100%" draw:z-index="0"><draw:image xlink:href="Pictures/10000000000003E00000057B0DAF38AC.jpg" xlink:type="simple" xlink:show="embed" xlink:actuate="onLoad" draw:mime-type="image/jpeg"/></draw:frame></text:p>
      <text:p text:style-name="Standard"><text:soft-page-break/><draw:frame draw:style-name="fr4" draw:name="Image2" text:anchor-type="as-char" svg:width="20.96cm" svg:height="29.7cm" style:rel-height="100%" draw:z-index="1"><draw:image xlink:href="Pictures/10000000000003E00000057B72AD07DF.jpg" xlink:type="simple" xlink:show="embed" xlink:actuate="onLoad" draw:mime-type="image/jpeg"/></draw:frame></text:p>
      <text:p text:style-name="Standard"><text:soft-page-break/><draw:frame draw:style-name="fr3" draw:name="Image3" text:anchor-type="as-char" svg:width="20.96cm" svg:height="29.7cm" style:rel-height="100%" draw:z-index="2"><draw:image xlink:href="Pictures/10000000000003E00000057BAAD251BA.jpg" xlink:type="simple" xlink:show="embed" xlink:actuate="onLoad" draw:mime-type="image/jpeg"/></draw:frame></text:p>
      <text:p text:style-name="Standard"><text:soft-page-break/><draw:frame draw:style-name="fr2" draw:name="Image4" text:anchor-type="as-char" svg:width="20.96cm" svg:height="29.7cm" style:rel-height="100%" draw:z-index="3"><draw:image xlink:href="Pictures/10000000000003E00000057B0D4095E3.jpg" xlink:type="simple" xlink:show="embed" xlink:actuate="onLoad" draw:mime-type="image/jpeg"/></draw:frame></text:p>
      <text:p text:style-name="Standard"><text:soft-page-break/></text:p>
      <text:p text:style-name="Standard"><draw:frame draw:style-name="fr1" draw:name="Image5" text:anchor-type="as-char" svg:width="20.959cm" svg:height="26.638cm" draw:z-index="4"><draw:image xlink:href="Pictures/10000000000003E0000004CC9C53B163.jpg" xlink:type="simple" xlink:show="embed" xlink:actuate="onLoad" draw:mime-type="image/jpeg"/></draw:frame></text:p>
      <text:p text:style-name="Standard"/>
      <text:p text:style-name="Standard"/>
      <text:p text:style-name="P1"><text:a xlink:type="simple" xlink:href="https://./clouds_r.pdf" text:style-name="Internet_20_link" text:visited-style-name="Visited_20_Internet_20_Link"><text:span text:style-name="T1">Сл</text:span><text:span text:style-name="T4">едующая сказка</text:span></text:a><text:span text:style-name="T4">. <text:s/></text:span><text:a xlink:type="simple" xlink:href="https://./scitales_r.pdf" text:style-name="Internet_20_link" text:visited-style-name="Visited_20_Internet_20_Link"><text:span text:style-name="T5">Оглавление</text:span></text:a><text:span text:style-name="T5">. Обратная связь</text:span><text:span text:style-name="T2">: </text:span><text:span text:style-name="T3">@</text:span><text:span text:style-name="T2">Vosto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086cm" fo:margin-bottom="0.016cm" fo:margin-left="0.04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6:44:26.205000000</meta:creation-date>
    <dc:date>2025-02-12T10:41:44.570000000</dc:date>
    <meta:editing-duration>PT35M4S</meta:editing-duration>
    <meta:editing-cycles>10</meta:editing-cycles>
    <meta:generator>LibreOffice/24.2.3.2$Windows_X86_64 LibreOffice_project/433d9c2ded56988e8a90e6b2e771ee4e6a5ab2ba</meta:generator>
    <meta:document-statistic meta:table-count="0" meta:image-count="5" meta:object-count="0" meta:page-count="5" meta:paragraph-count="6" meta:word-count="6" meta:character-count="54" meta:non-whitespace-character-count="48"/>
  </office:meta>
</office:document-meta>
</file>